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EncoderImpl.encode( Raster ras , ColorModel 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EncoderImpl.setParam( ImageEncode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erImpl.ge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erImpl.ImageEncoderImpl( OutputStream output , ImageEncodeParam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EncoderImpl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